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/>
    <style:font-face style:name="Liberation Serif" svg:font-family="'Liberation Serif'" style:font-family-generic="roman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officeooo:rsid="0007b478" officeooo:paragraph-rsid="0007b478" style:font-weight-asian="bold" style:font-weight-complex="bold"/>
    </style:style>
    <style:style style:name="P3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</style:style>
    <style:style style:name="P4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officeooo:paragraph-rsid="0007b478"/>
    </style:style>
    <style:style style:name="P5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officeooo:rsid="0007b478" officeooo:paragraph-rsid="0007b47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b478" style:font-weight-asian="bold" style:font-weight-complex="bold"/>
    </style:style>
    <style:style style:name="T3" style:family="text">
      <style:text-properties officeooo:rsid="0007b4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ra</text:p>
      <text:p text:style-name="P1"/>
      <text:p text:style-name="P1">Pojmy:</text:p>
      <text:list xml:id="list1513074131" text:style-name="WWNum1">
        <text:list-item>
          <text:p text:style-name="P3"><text:span text:style-name="T1">lobby </text:span>je místnost, kde jsou zabarikádovaní panáčci, nad panáčky jsou názvy her</text:p>
        </text:list-item>
        <text:list-item>
          <text:p text:style-name="P3"><text:span text:style-name="T2">arena je </text:span>místnost, kam jsou hráči přemístění <text:span text:style-name="T3">po kliknutí na panáčka</text:span></text:p>
          <text:p text:style-name="P3"/>
        </text:list-item>
      </text:list>
      <text:p text:style-name="P1"/>
      <text:p text:style-name="P1">Kroky:</text:p>
      <text:list xml:id="list175127571782370" text:continue-numbering="true" text:style-name="WWNum1">
        <text:list-item>
          <text:p text:style-name="P3">hráči se připojí a budou v lobby, kde budou panáčci, na které se dá kliknout</text:p>
        </text:list-item>
        <text:list-item>
          <text:p text:style-name="P3">nad panáčky budou názvy <text:span text:style-name="T3">Golem, Duch, Ohnivak, Lucistnik a Vidlak</text:span></text:p>
        </text:list-item>
        <text:list-item>
          <text:p text:style-name="P5">každý hráč klikne na některého z panáčků, podle toho dostane výbavu a bude teleportován do arény</text:p>
        </text:list-item>
        <text:list-item>
          <text:p text:style-name="P4">mapa <text:span text:style-name="T3">bude mít spawnovací místo, kam se všichni přemístí</text:span></text:p>
        </text:list-item>
        <text:list-item>
          <text:p text:style-name="P4"><text:span text:style-name="T3">mapa bude ohraničená zdí, hrát se bude ve vymezeném prostoru</text:span></text:p>
        </text:list-item>
        <text:list-item>
          <text:p text:style-name="P4"><text:span text:style-name="T3">hráč, který zahyne, ztratí výbavu a přemístí se do lobby</text:span></text:p>
        </text:list-item>
        <text:list-item>
          <text:p text:style-name="P4"><text:span text:style-name="T3">kliknutím na některého z panáčků se hráč může vrátit do hry</text:span></text:p>
        </text:list-item>
        <text:list-item>
          <text:p text:style-name="P5">není dané, kdy končí hra, hraje se tak dlouho, dokud nás to bude bavit</text:p>
        </text:list-item>
      </text:list>
      <text:p text:style-name="P1"/>
      <text:p text:style-name="P1"/>
      <text:p text:style-name="P1">Příběh hráče:</text:p>
      <text:p text:style-name="P1"/>
      <text:p text:style-name="Standard"><text:span text:style-name="T3">Hráč se připojí do hry pomocí kódu nGroku a ocitne se v lobby. Klikne na některého z panáčků a</text:span> je teleportovaný do arény, <text:span text:style-name="T3">zbroj a vzhled má podle toho, na kterého panáčka kliknul. K</text:span>rajina je obezděná, musí hledat nepřítele v krajině, jinam se nedá jít. <text:span text:style-name="T3">Když hráč zabije nepřítele, zbudou po nepříteli jablko a enderperla, kterou si hráč může vzít. Pokud hráč zahyne, zbudou po něm stejné artefakty. Když hráč zahyne, ztratí výbavu a přesune se do loby, kde může opět kliknout na některého panáčka. Hraje se tak dlouho, dokud nás to baví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/>
    <style:font-face style:name="Liberation Serif" svg:font-family="'Liberation Serif'" style:font-family-generic="roman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cs" fo:country="CZ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ListLabel_20_1" style:display-name="ListLabel 1" style:family="text">
      <style:text-properties fo:font-weight="bold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5T17:51:26.645000000</dc:date>
    <meta:editing-duration>PT8M23S</meta:editing-duration>
    <meta:editing-cycles>1</meta:editing-cycles>
    <meta:document-statistic meta:table-count="0" meta:image-count="0" meta:object-count="0" meta:page-count="1" meta:paragraph-count="16" meta:word-count="227" meta:character-count="1258" meta:non-whitespace-character-count="1056"/>
    <meta:generator>LibreOffice/7.1.1.2$Windows_X86_64 LibreOffice_project/fe0b08f4af1bacafe4c7ecc87ce55bb426164676</meta:generator>
  </office:meta>
</office:document-meta>
</file>